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ae86b" officeooo:paragraph-rsid="001ae86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Obj-1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Vers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Auto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Fuent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Sub-objetiv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Importanci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Comentarios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53:48.470533999</meta:creation-date>
    <dc:date>2015-04-07T20:52:56.746569777</dc:date>
    <meta:editing-duration>PT3H41M24S</meta:editing-duration>
    <meta:editing-cycles>1</meta:editing-cycles>
    <meta:document-statistic meta:table-count="1" meta:image-count="0" meta:object-count="0" meta:page-count="1" meta:paragraph-count="8" meta:word-count="8" meta:character-count="70" meta:non-whitespace-character-count="70"/>
    <meta:generator>LibreOffice/4.4.1.2$Linux_X86_64 LibreOffice_project/45e2de17089c24a1fa810c8f975a7171ba4cd432</meta:generator>
  </office:meta>
</office:document-meta>
</file>